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3.401cm" style:rel-column-width="13107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E1" style:family="table-cell">
      <style:table-cell-properties fo:padding="0.097cm" fo:border="0.05pt solid #000000"/>
    </style:style>
    <style:style style:name="Tableau14.A2" style:family="table-cell">
      <style:table-cell-properties fo:padding="0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401cm" style:rel-column-width="1310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401cm" style:rel-column-width="1310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cm" fo:border="none"/>
    </style:style>
    <style:style style:name="P1" style:family="paragraph" style:parent-style-name="Standard">
      <style:text-properties officeooo:rsid="0022c5c7" officeooo:paragraph-rsid="0022c5c7"/>
    </style:style>
    <style:style style:name="P2" style:family="paragraph" style:parent-style-name="Standard">
      <style:text-properties officeooo:rsid="0022c5c7" officeooo:paragraph-rsid="0023ab0c"/>
    </style:style>
    <style:style style:name="P3" style:family="paragraph" style:parent-style-name="Standard">
      <style:text-properties officeooo:rsid="001f614b" officeooo:paragraph-rsid="001f614b"/>
    </style:style>
    <style:style style:name="P4" style:family="paragraph" style:parent-style-name="Standard">
      <style:text-properties officeooo:rsid="0023ab0c" officeooo:paragraph-rsid="0023ab0c"/>
    </style:style>
    <style:style style:name="P5" style:family="paragraph" style:parent-style-name="Standard">
      <style:text-properties fo:font-weight="bold" officeooo:rsid="0023ab0c" officeooo:paragraph-rsid="0023ab0c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style="italic" officeooo:rsid="001e2203" officeooo:paragraph-rsid="0023ab0c" style:font-style-asian="italic" style:font-style-complex="italic"/>
    </style:style>
    <style:style style:name="P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f614b" officeooo:paragraph-rsid="001f614b"/>
    </style:style>
    <style:style style:name="P8" style:family="paragraph" style:parent-style-name="Table_20_Contents">
      <style:paragraph-properties fo:text-align="center" style:justify-single-word="false"/>
      <style:text-properties officeooo:rsid="0018d775" officeooo:paragraph-rsid="0023ab0c"/>
    </style:style>
    <style:style style:name="P9" style:family="paragraph" style:parent-style-name="Table_20_Contents">
      <style:text-properties officeooo:paragraph-rsid="0023ab0c"/>
    </style:style>
    <style:style style:name="P10" style:family="paragraph" style:parent-style-name="Table_20_Contents">
      <style:paragraph-properties fo:text-align="center" style:justify-single-word="false"/>
      <style:text-properties officeooo:rsid="0023ab0c" officeooo:paragraph-rsid="0023ab0c"/>
    </style:style>
    <style:style style:name="P11" style:family="paragraph" style:parent-style-name="Heading_20_1">
      <style:paragraph-properties fo:text-align="center" style:justify-single-word="false"/>
      <style:text-properties officeooo:rsid="0023ab0c" officeooo:paragraph-rsid="0023ab0c"/>
    </style:style>
    <style:style style:name="P12" style:family="paragraph" style:parent-style-name="Heading_20_1">
      <style:text-properties officeooo:paragraph-rsid="0023ab0c"/>
    </style:style>
    <style:style style:name="T1" style:family="text">
      <style:text-properties officeooo:rsid="00229cda"/>
    </style:style>
    <style:style style:name="T2" style:family="text">
      <style:text-properties officeooo:rsid="0023ab0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e220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4245a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245a" style:font-weight-asian="bold" style:font-weight-complex="bold"/>
    </style:style>
    <style:style style:name="T11" style:family="text">
      <style:text-properties officeooo:rsid="002424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Questionnaire de sortie</text:h>
      <text:p text:style-name="P1">Identifiant :</text:p>
      <text:h text:style-name="Heading_20_1" text:outline-level="1">Condition d'affichage</text:h>
      <text:p text:style-name="P4">Via la modalité de présentation du rythme cardiaque, vous avez expérimenté trois conditions de jeu différentes. Veuillez indiquer pour chacune d'elle votre préférence, en tenant compte à la fois de ce que vous avez ressenti pendant les parties concernées, et comment cela a pu influ<text:span text:style-name="T11">er</text:span> vos interactions avec les autres joueurs.</text:p>
      <text:h text:style-name="Heading_20_2" text:outline-level="2">Aucun retour visuel concernant le rythme cardiaque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E1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8">Pas du tout <text:span text:style-name="T2">aimé</text:span>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0">Indifférent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0">Beaucoup aimé</text:p>
          </table:table-cell>
        </table:table-row>
      </table:table>
      <text:h text:style-name="Heading_20_2" text:outline-level="2"><text:span text:style-name="T9">Retour visuel du rythme cardiaque présent pour soi et pour les autres joueurs</text:span></text:h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E1" office:value-type="string">
            <text:p text:style-name="P9"/>
          </table:table-cell>
        </table:table-row>
        <table:table-row>
          <table:table-cell table:style-name="Tableau2.A2" office:value-type="string">
            <text:p text:style-name="P8">Pas du tout <text:span text:style-name="T2">aimé</text:span>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10">Indifférent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10">Beaucoup aimé</text:p>
          </table:table-cell>
        </table:table-row>
      </table:table>
      <text:h text:style-name="Heading_20_2" text:outline-level="2"><text:span text:style-name="T9">Retour visuel du rythme cardiaque présent </text:span><text:span text:style-name="T10">uniquement </text:span><text:span text:style-name="T9">pour les autres joueurs</text:span></text:h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P9"/>
          </table:table-cell>
          <table:table-cell table:style-name="Tableau14.A1" office:value-type="string">
            <text:p text:style-name="P9"/>
          </table:table-cell>
          <table:table-cell table:style-name="Tableau14.A1" office:value-type="string">
            <text:p text:style-name="P9"/>
          </table:table-cell>
          <table:table-cell table:style-name="Tableau14.A1" office:value-type="string">
            <text:p text:style-name="P9"/>
          </table:table-cell>
          <table:table-cell table:style-name="Tableau14.E1" office:value-type="string">
            <text:p text:style-name="P9"/>
          </table:table-cell>
        </table:table-row>
        <table:table-row>
          <table:table-cell table:style-name="Tableau14.A2" office:value-type="string">
            <text:p text:style-name="P8">Pas du tout <text:span text:style-name="T2">aimé</text:span></text:p>
          </table:table-cell>
          <table:table-cell table:style-name="Tableau14.A2" office:value-type="string">
            <text:p text:style-name="P9"/>
          </table:table-cell>
          <table:table-cell table:style-name="Tableau14.A2" office:value-type="string">
            <text:p text:style-name="P10">Indifférent</text:p>
          </table:table-cell>
          <table:table-cell table:style-name="Tableau14.A2" office:value-type="string">
            <text:p text:style-name="P9"/>
          </table:table-cell>
          <table:table-cell table:style-name="Tableau14.A2" office:value-type="string">
            <text:p text:style-name="P10">Beaucoup aimé</text:p>
          </table:table-cell>
        </table:table-row>
      </table:table>
      <text:h text:style-name="Heading_20_1" text:outline-level="1">Condition de <text:span text:style-name="T3">feedback</text:span> (le cas échéant)</text:h>
      <text:p text:style-name="P4">Au cours de l'étude, un <text:span text:style-name="T3">feedback</text:span><text:span text:style-name="T6"> visuel vous a été fourni concernant a qualité du signal mesuré par la webcam.</text:span></text:p>
      <text:h text:style-name="Heading_20_2" text:outline-level="2"><text:span text:style-name="T7">Avez-vous remarqué la présence de ce </text:span><text:span text:style-name="T5">feedack</text:span><text:span text:style-name="T7"> ?</text:span></text:h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E1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8">Pas du tout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0">Assez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0">Complètement</text:p>
          </table:table-cell>
        </table:table-row>
      </table:table>
      <text:h text:style-name="Heading_20_2" text:outline-level="2"><text:span text:style-name="T6">Ce </text:span><text:span text:style-name="T3">feedback</text:span><text:span text:style-name="T6"> vous a-t-il dérangé au cours de vos parties ?</text:span></text:h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E1" office:value-type="string">
            <text:p text:style-name="P9"/>
          </table:table-cell>
        </table:table-row>
        <table:table-row>
          <table:table-cell table:style-name="Tableau4.A2" office:value-type="string">
            <text:p text:style-name="P8">Pas du tout</text:p>
          </table:table-cell>
          <table:table-cell table:style-name="Tableau4.A2" office:value-type="string">
            <text:p text:style-name="P9"/>
          </table:table-cell>
          <table:table-cell table:style-name="Tableau4.A2" office:value-type="string">
            <text:p text:style-name="P10">Assez</text:p>
          </table:table-cell>
          <table:table-cell table:style-name="Tableau4.A2" office:value-type="string">
            <text:p text:style-name="P9"/>
          </table:table-cell>
          <table:table-cell table:style-name="Tableau4.A2" office:value-type="string">
            <text:p text:style-name="P10">Complètement</text:p>
          </table:table-cell>
        </table:table-row>
      </table:table>
      <text:h text:style-name="Heading_20_2" text:outline-level="2">Aviez-vous compris la signification de ce <text:span text:style-name="T3">feedback</text:span> ?</text:h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E1" office:value-type="string">
            <text:p text:style-name="P9"/>
          </table:table-cell>
        </table:table-row>
        <table:table-row>
          <table:table-cell table:style-name="Tableau5.A2" office:value-type="string">
            <text:p text:style-name="P8">Pas du tout</text:p>
          </table:table-cell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10">Assez</text:p>
          </table:table-cell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10">Complètement</text:p>
          </table:table-cell>
        </table:table-row>
      </table:table>
      <text:h text:style-name="Heading_20_2" text:outline-level="2"><text:span text:style-name="T7">Avez-vous adapté votre comportement en fonction de l'information fournie par </text:span><text:span text:style-name="T8">c</text:span><text:span text:style-name="T7">e </text:span><text:span text:style-name="T5">feedack</text:span><text:span text:style-name="T7"> ?</text:span></text:h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9"/>
          </table:table-cell>
          <table:table-cell table:style-name="Tableau6.E1" office:value-type="string">
            <text:p text:style-name="P9"/>
          </table:table-cell>
        </table:table-row>
        <table:table-row>
          <table:table-cell table:style-name="Tableau6.A2" office:value-type="string">
            <text:p text:style-name="P8">Pas du tout</text:p>
          </table:table-cell>
          <table:table-cell table:style-name="Tableau6.A2" office:value-type="string">
            <text:p text:style-name="P9"/>
          </table:table-cell>
          <table:table-cell table:style-name="Tableau6.A2" office:value-type="string">
            <text:p text:style-name="P10">Assez</text:p>
          </table:table-cell>
          <table:table-cell table:style-name="Tableau6.A2" office:value-type="string">
            <text:p text:style-name="P9"/>
          </table:table-cell>
          <table:table-cell table:style-name="Tableau6.A2" office:value-type="string">
            <text:p text:style-name="P10">Complètement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(tournez la page SVP)</text:p>
      <text:h text:style-name="P12" text:outline-level="1"><text:soft-page-break/>Commentaires libres</text:h>
      <text:p text:style-name="P3">Nous vous remercions d'avoir participé à notre étude. Si vous avez le moindre commentaire à formuler sur son déroulement, <text:span text:style-name="T1">son contexte ou votre ressenti,</text:span> n'hésitez pas à utiliser l'espace suivant afin de nous en faire part.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3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01cm" style:contextual-spacing="false" style:page-number="auto" fo:background-color="transparent">
        <style:background-image/>
      </style:paragraph-properties>
      <style:text-properties style:font-name="Times New Roman1" fo:font-family="'Times New Roman'" style:font-style-name="Gras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5-13T19:30:20.504672835</dc:date>
    <dc:creator>jfrey</dc:creator>
    <meta:editing-duration>PT56M33S</meta:editing-duration>
    <meta:editing-cycles>16</meta:editing-cycles>
    <meta:generator>LibreOffice/4.2.8.2$Linux_X86_64 LibreOffice_project/420m0$Build-2</meta:generator>
    <meta:document-statistic meta:table-count="7" meta:image-count="0" meta:object-count="0" meta:page-count="2" meta:paragraph-count="37" meta:word-count="238" meta:character-count="1473" meta:non-whitespace-character-count="1272"/>
  </office:meta>
</office:document-meta>
</file>